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d0b3" officeooo:paragraph-rsid="0009d0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531 Programming Assignment 3: SuDoKu</text:p>
      <text:p text:style-name="P1">Santosh Kumar Aenugu, Daniel Mageed</text:p>
      <text:p text:style-name="P1">EECS, Oregon State University</text:p>
      <text:p text:style-name="P1"/>
      <text:p text:style-name="P1">Abstract</text:p>
      <text:p text:style-name="P1">For this assignment, we designed a Constraint Satisfaction Problem of sudoku, implemented constraint</text:p>
      <text:p text:style-name="P1">propagation and backtracking search algorithms to solve the dataset sample sudokus which are classified as easy, medium, Hard and Evil.</text:p>
      <text:p text:style-name="P1"/>
      <text:p text:style-name="P1">Introduction</text:p>
      <text:p text:style-name="P1">SuDoKu is a puzzle which can be converted to a constraint satisfication problem where each ( row, column or box) is all-diff constraint. Every 81 squares have domain of {1, 2, 3, ..., 9}. The puzzle can be solved through the use of backtracking search with the help of constraint propagation. Given SuDoKu problems are classified as easy, medium, hard or evil depending on the required rules and backtracking search to solve the puzzle. </text:p>
      <text:p text:style-name="P1">Our experiments with the code have showed that harder problems indeed require more rules to solve them without backtracking. An observation is that naked double and triple rules are effective to solve most problems without backtracking but required to solve certain problems because backtracking search solves every puzzle. </text:p>
      <text:p text:style-name="P1">Experimenting with the heuristic of picking a variable randomly for assignment during backtracking search rather than most constrained variable yields a higher no. of backtracking because it has to search all the variables to backtrack before it finds a satisfactory one. Hence most constrained variable heuristic reduces the no. of backtrackings effectively.</text:p>
      <text:p text:style-name="P1"/>
      <text:p text:style-name="P1">Algorithm</text:p>
      <text:p text:style-name="P1">Our algorithm has two major components: constraint propagation and backtracking search. In fact, the constraint propagation step is incor-</text:p>
      <text:p text:style-name="P1">porated into the backtracking search. Some puzzles can be solved with just</text:p>
      <text:p text:style-name="P1">an application of the constraint propagation. Some puzzles require “sophis-</text:p>
      <text:p text:style-name="P1">ticated” rules (e.g. naked triples) to solve with just constraint propagation.</text:p>
      <text:p text:style-name="P1">Other puzzles require search and backtracking.</text:p>
      <text:p text:style-name="P1">2.1</text:p>
      <text:p text:style-name="P1">Constraint Propagation</text:p>
      <text:p text:style-name="P1">The constraint propagation step applies the following rules to the SuDoKu</text:p>
      <text:p text:style-name="P1">board in this order to reduce the domain values for variables:</text:p>
      <text:p text:style-name="P1">Rule 1 Assign to any cell a value x if it is the only value left in its domain.</text:p>
      <text:p text:style-name="P1">Rule 2 Assign to any cell a value x if x is not in the domain of any other</text:p>
      <text:p text:style-name="P1">cell in that row, column or box.</text:p>
      <text:p text:style-name="P1">Rule 3 In any row, column or box, find k squares that each have a domain</text:p>
      <text:p text:style-name="P1">that contains the same k numbers or a subset of those numbers. Then</text:p>
      <text:p text:style-name="P1">remove those k numbers from the domains of all other cells of that</text:p>
      <text:p text:style-name="P1">unit. (Called the “naked double” and “naked triple” rule for k = 2 and</text:p>
      <text:p text:style-name="P1">k = 3 respectively.)</text:p>
      <text:p text:style-name="P1">Afterwards, these rules are “propagated” across the board, updating the</text:p>
      <text:p text:style-name="P1">board to be consistent with the new assignments. The process repeats until</text:p>
      <text:p text:style-name="P1">the board no longer updates (converges) or a variable is found to have an</text:p>
      <text:p text:style-name="P1">empty domain (contradiction).</text:p>
      <text:p text:style-name="P1">In our experiments section, we will show the performance of the constraint</text:p>
      <text:p text:style-name="P1">propagation step when toggling a subset of these rules on or off.</text:p>
      <text:p text:style-name="P1"><text:soft-page-break/>2Algorithm 1 Constraint Propagation</text:p>
      <text:p text:style-name="P1">function CONSTRAINT-PROPAGATION(puzzle)</text:p>
      <text:p text:style-name="P1">while any variable’s domain was updated do</text:p>
      <text:p text:style-name="P1">perform rule one</text:p>
      <text:p text:style-name="P1">perform rule two</text:p>
      <text:p text:style-name="P1">perform naked doubles and triple rules</text:p>
      <text:p text:style-name="P1">for square in puzzle do</text:p>
      <text:p text:style-name="P1">if domain is empty then</text:p>
      <text:p text:style-name="P1">return failure</text:p>
      <text:p text:style-name="P1">end if</text:p>
      <text:p text:style-name="P1">if domain is exactly one value then</text:p>
      <text:p text:style-name="P1">for sq in square.neighbors along row, column and box do</text:p>
      <text:p text:style-name="P1">remove square.value from sq’s domain</text:p>
      <text:p text:style-name="P1">end for</text:p>
      <text:p text:style-name="P1">end if</text:p>
      <text:p text:style-name="P1">end for</text:p>
      <text:p text:style-name="P1">end while</text:p>
      <text:p text:style-name="P1">2.2</text:p>
      <text:p text:style-name="P1">Backtracking Search</text:p>
      <text:p text:style-name="P1">Backtracking search is a depth first search algorithm. For each step of the</text:p>
      <text:p text:style-name="P1">algorithm, it picks a variable to assign a value and then performs constraint</text:p>
      <text:p text:style-name="P1">propagation as described above. If there is a contradiction after the con-</text:p>
      <text:p text:style-name="P1">straint propagation step, the search discards that assignment and backtracks,</text:p>
      <text:p text:style-name="P1">making an alternative assignment. If the constraint propagation step was suc-</text:p>
      <text:p text:style-name="P1">cessful, then the search continues making another assignment. The search</text:p>
      <text:p text:style-name="P1">continues until it finds a complete assignment that satisfies the puzzle, oth-</text:p>
      <text:p text:style-name="P1">erwise returns a failure.</text:p>
      <text:p text:style-name="P1">There are several heuristics that can be implemented for the backtracking</text:p>
      <text:p text:style-name="P1">search. For our project, there are two different heuristics for choosing the</text:p>
      <text:p text:style-name="P1">variable to assign:</text:p>
      <text:p text:style-name="P1">1. Pick the most constrained square (i.e. the variable with the least num-</text:p>
      <text:p text:style-name="P1">ber of domain values other than those already assigned)</text:p>
      <text:p text:style-name="P1">2. Pick any random square</text:p>
      <text:p text:style-name="P1">In fact, the first heuristic performs better than the second heuristic in gen-</text:p>
      <text:p text:style-name="P1">eral constraint satisfication problems because choosing an assignment from</text:p>
      <text:p text:style-name="P1">3the most constrained variable will help prune the search tree faster. We will</text:p>
      <text:p text:style-name="P1">demonstrate the validity of this theory in our experiments.</text:p>
      <text:p text:style-name="P1">In the pseudocode, SELECT-UNASSIGNED-VARIABLE is a heuristic</text:p>
      <text:p text:style-name="P1">function. In our experiment, we implemented the random slot heuristic and</text:p>
      <text:p text:style-name="P1">most constrained heuristic. Note that in our implementation, we take advan-</text:p>
      <text:p text:style-name="P1">tage of creating copies of puzzle states so that upon backtracking, we simply</text:p>
      <text:p text:style-name="P1">discard the entire state rather than undoing an assignment.</text:p>
      <text:p text:style-name="P1">Algorithm 2 Backtracking Search</text:p>
      <text:p text:style-name="P1">function BACKTRACK(assignment, puzzle)</text:p>
      <text:p text:style-name="P1">if assignment is complete then</text:p>
      <text:p text:style-name="P1">return assignment</text:p>
      <text:p text:style-name="P1">end if</text:p>
      <text:p text:style-name="P1">var = SELECT-UNASSIGNED-VARIABLE(puzzle)</text:p>
      <text:p text:style-name="P1">for value in var.domain do</text:p>
      <text:p text:style-name="P1"><text:soft-page-break/>if value is consistent with assignment then</text:p>
      <text:p text:style-name="P1">add var = value to assignment</text:p>
      <text:p text:style-name="P1">update puzzle to new assignment</text:p>
      <text:p text:style-name="P1">inferences = CONSTRAINT-PROPAGATION(puzzle)</text:p>
      <text:p text:style-name="P1">if inferences is not failure then</text:p>
      <text:p text:style-name="P1">add inferences to assignment</text:p>
      <text:p text:style-name="P1">result = BACKTRACK(assignment, puzzle)</text:p>
      <text:p text:style-name="P1">if result is not failure then</text:p>
      <text:p text:style-name="P1">return result</text:p>
      <text:p text:style-name="P1">end if</text:p>
      <text:p text:style-name="P1">end if</text:p>
      <text:p text:style-name="P1">end if</text:p>
      <text:p text:style-name="P1">remove var = value</text:p>
      <text:p text:style-name="P1">remove inferences from assignment</text:p>
      <text:p text:style-name="P1">end for</text:p>
      <text:p text:style-name="P1">return failure</text:p>
      <text:p text:style-name="P1">3</text:p>
      <text:p text:style-name="P1">Experiments</text:p>
      <text:p text:style-name="P1">We solved all 77 problems. Figure 1 shows the number of backtrackings</text:p>
      <text:p text:style-name="P1">for each problem. The “naked triple (double)” strategy exhibits impressive</text:p>
      <text:p text:style-name="P1">performance in constraint propagations. Without such kinds of rules, there</text:p>
      <text:p text:style-name="P1">4are 1/4 problems that need to use backtracking, no matter if we pick the most</text:p>
      <text:p text:style-name="P1">constrained slot or pick a slot randomly. Meanwhile, only 2 or 3 problems</text:p>
      <text:p text:style-name="P1">require backtracking for the “naked triple” case.</text:p>
      <text:p text:style-name="P1">(a) Rule 1 (b) Rule 1,2</text:p>
      <text:p text:style-name="P1">(c) Rule 1 + Naked double and triple (d) Rule 1,2 + Naked double and triple</text:p>
      <text:p text:style-name="P1">Figure 1: Number of backtracing with respect to each problem.</text:p>
      <text:p text:style-name="P1">Next we show the problem completion in each difficulty level in table</text:p>
      <text:p text:style-name="P1">1. As one introduces more rules, more puzzles are solvable. By adding</text:p>
      <text:p text:style-name="P1">backtracking search, all problems are solvable. This makes sense because</text:p>
      <text:p text:style-name="P1">backtracking search would have to go through all possible assignments.</text:p>
      <text:p text:style-name="P1">For comparing the effectiveness of most constrained slot heuristic and ran-</text:p>
      <text:p text:style-name="P1">dom slot heuristic, we make the same experiment with random slot heuristic,</text:p>
      <text:p text:style-name="P1">which placed in last 4 rows in table 1. These two heuristics are getting same</text:p>
      <text:p text:style-name="P1">results, which confirms they are both functioning. However performance-</text:p>
      <text:p text:style-name="P1">wise, the number of backtrackings for using the constrained slot heuristic is</text:p>
      <text:p text:style-name="P1">5Complexity</text:p>
      <text:p text:style-name="P1">Easy (23):</text:p>
      <text:p text:style-name="P1">Medimum (21)</text:p>
      <text:p text:style-name="P1">Hard (18)</text:p>
      <text:p text:style-name="P1">Evil (15)</text:p>
      <text:p text:style-name="P1">Easy rand:</text:p>
      <text:p text:style-name="P1">Medimum rand</text:p>
      <text:p text:style-name="P1">Hard rand</text:p>
      <text:p text:style-name="P1">Evil rand</text:p>
      <text:p text:style-name="P1">r1 r1,2 r1,2+n2 r1,2+n3 r1,2+n2,3 r1,2+bt r1,2+n2,3+bt</text:p>
      <text:p text:style-name="P1">21 21</text:p>
      <text:p text:style-name="P1">23</text:p>
      <text:p text:style-name="P1">23</text:p>
      <text:p text:style-name="P1"><text:soft-page-break/>23</text:p>
      <text:p text:style-name="P1">23</text:p>
      <text:p text:style-name="P1">23</text:p>
      <text:p text:style-name="P1">3</text:p>
      <text:p text:style-name="P1">3</text:p>
      <text:p text:style-name="P1">10</text:p>
      <text:p text:style-name="P1">14</text:p>
      <text:p text:style-name="P1">19</text:p>
      <text:p text:style-name="P1">21</text:p>
      <text:p text:style-name="P1">21</text:p>
      <text:p text:style-name="P1">0</text:p>
      <text:p text:style-name="P1">0</text:p>
      <text:p text:style-name="P1">7</text:p>
      <text:p text:style-name="P1">4</text:p>
      <text:p text:style-name="P1">15</text:p>
      <text:p text:style-name="P1">18</text:p>
      <text:p text:style-name="P1">18</text:p>
      <text:p text:style-name="P1">3</text:p>
      <text:p text:style-name="P1">3</text:p>
      <text:p text:style-name="P1">4</text:p>
      <text:p text:style-name="P1">3</text:p>
      <text:p text:style-name="P1">8</text:p>
      <text:p text:style-name="P1">15</text:p>
      <text:p text:style-name="P1">15</text:p>
      <text:p text:style-name="P1">21 21</text:p>
      <text:p text:style-name="P1">23</text:p>
      <text:p text:style-name="P1">23</text:p>
      <text:p text:style-name="P1">23</text:p>
      <text:p text:style-name="P1">23</text:p>
      <text:p text:style-name="P1">23</text:p>
      <text:p text:style-name="P1">3</text:p>
      <text:p text:style-name="P1">3</text:p>
      <text:p text:style-name="P1">10</text:p>
      <text:p text:style-name="P1">14</text:p>
      <text:p text:style-name="P1">19</text:p>
      <text:p text:style-name="P1">21</text:p>
      <text:p text:style-name="P1">21</text:p>
      <text:p text:style-name="P1">0</text:p>
      <text:p text:style-name="P1">0</text:p>
      <text:p text:style-name="P1">7</text:p>
      <text:p text:style-name="P1">4</text:p>
      <text:p text:style-name="P1">15</text:p>
      <text:p text:style-name="P1">18</text:p>
      <text:p text:style-name="P1">18</text:p>
      <text:p text:style-name="P1">3</text:p>
      <text:p text:style-name="P1">3</text:p>
      <text:p text:style-name="P1">4</text:p>
      <text:p text:style-name="P1">3</text:p>
      <text:p text:style-name="P1">8</text:p>
      <text:p text:style-name="P1"><text:soft-page-break/>15</text:p>
      <text:p text:style-name="P1">15</text:p>
      <text:p text:style-name="P1">Table 1: Number of complete problems in different combinations of rules.</text:p>
      <text:p text:style-name="P1">The default heuristic is the most constrained slot. Picking the most con-</text:p>
      <text:p text:style-name="P1">strained slot or picking random slot is the same. Here, r1: rule 1, r1,2: rule1</text:p>
      <text:p text:style-name="P1">+ rule2, n2: naked double, n3: naked triple, n2,3: n2 + n3.</text:p>
      <text:p text:style-name="P1">severely reduced when compared to the random slot heuristic as shown in the</text:p>
      <text:p text:style-name="P1">previous figure 1. From the graph, in just using rule one and backtracking,</text:p>
      <text:p text:style-name="P1">the random slot heuristic yields hundreds of backtracking for certain prob-</text:p>
      <text:p text:style-name="P1">lems whereas the most constrained heuristic solves in less significantly less</text:p>
      <text:p text:style-name="P1">than one hundred backtrackings. Of course, the random heuristic is random</text:p>
      <text:p text:style-name="P1">so one does expect the random heuristic to perform well sometimes.</text:p>
      <text:p text:style-name="P1">For justifying the difficulty of problems, the average number of filled-in</text:p>
      <text:p text:style-name="P1">numbers are concerned, as shown in table 2.</text:p>
      <text:p text:style-name="P1">average number</text:p>
      <text:p text:style-name="P1">easy medimum hard</text:p>
      <text:p text:style-name="P1">evil</text:p>
      <text:p text:style-name="P1">34.70</text:p>
      <text:p text:style-name="P1">29.05</text:p>
      <text:p text:style-name="P1">26.28 26.13</text:p>
      <text:p text:style-name="P1">Table 2: Average filled-in numbers for each problem level.</text:p>
      <text:p text:style-name="P1">The number of rules being used is an important factor. We also use it to</text:p>
      <text:p text:style-name="P1">estimate the difficulty of a problem and show the average number of different</text:p>
      <text:p text:style-name="P1">kinds of rules used for each set of problems. The results are shown in table</text:p>
      <text:p text:style-name="P1">3. The trend is clear that more hard problems requires more number of</text:p>
      <text:p text:style-name="P1">rules. Note that for this experiment we use the combination of all rules and</text:p>
      <text:p text:style-name="P1">backtracking for making sure every problem can be solved.</text:p>
      <text:p text:style-name="P1">We further compare with two heuristics in the number of rules being</text:p>
      <text:p text:style-name="P1">taken. Figure 2 shows all pair of comparisons. By applying these two heuris-</text:p>
      <text:p text:style-name="P1">tics, a problem uses more or less the same number of rules. This is consistent</text:p>
      <text:p text:style-name="P1">with our experiment in the number of complete problems.</text:p>
      <text:p text:style-name="P1">6Easy (23):</text:p>
      <text:p text:style-name="P1">Medimum (21)</text:p>
      <text:p text:style-name="P1">Hard (18)</text:p>
      <text:p text:style-name="P1">Evil (15)</text:p>
      <text:p text:style-name="P1">r1</text:p>
      <text:p text:style-name="P1">r2</text:p>
      <text:p text:style-name="P1">n2</text:p>
      <text:p text:style-name="P1">n3</text:p>
      <text:p text:style-name="P1">bt</text:p>
      <text:p text:style-name="P1">42.26 0.04 22.00 12.70</text:p>
      <text:p text:style-name="P1">0</text:p>
      <text:p text:style-name="P1">46.95 0.14 31.14 16.81</text:p>
      <text:p text:style-name="P1">0</text:p>
      <text:p text:style-name="P1">49.06 0.33 32.11 15.94 0.06</text:p>
      <text:p text:style-name="P1">59.40</text:p>
      <text:p text:style-name="P1">0</text:p>
      <text:p text:style-name="P1">38.20 22.33 0.60</text:p>
      <text:p text:style-name="P1">Table 3: Average number of rules used by problems in different levels. Here,</text:p>
      <text:p text:style-name="P1"><text:soft-page-break/>r1: rule 1, r2: rule2, n2: naked double, n3: naked triple, bt: number of</text:p>
      <text:p text:style-name="P1">backtrackings.</text:p>
      <text:p text:style-name="P1">4</text:p>
      <text:p text:style-name="P1">Discussion</text:p>
      <text:p text:style-name="P1">We place some further discussion points in this section.</text:p>
      <text:p text:style-name="P1">It appears that rule two was not as effective in reducing the domains of</text:p>
      <text:p text:style-name="P1">variables. Perhaps this is due to the effectiveness of rule one, since rule one</text:p>
      <text:p text:style-name="P1">appears a lot and updates have to be propagated around the board anyway.</text:p>
      <text:p text:style-name="P1">It may also be the order in which we applied our rules since it was applied</text:p>
      <text:p text:style-name="P1">after rule one.</text:p>
      <text:p text:style-name="P1">The naked doubles and triple rules were effective, eliminating backtrack-</text:p>
      <text:p text:style-name="P1">ing entirely for most problems. This means in real life, the user did not</text:p>
      <text:p text:style-name="P1">have to make an educated guess for a slot, which is the assignment step of</text:p>
      <text:p text:style-name="P1">backtracking search. Another possibility is that the user made all successful</text:p>
      <text:p text:style-name="P1">guesses when he had to; the educated guesses were successful thanks to the</text:p>
      <text:p text:style-name="P1">most constrained heuristic.</text:p>
      <text:p text:style-name="P1">This makes sense because a SuDoKu problem should be solvable with</text:p>
      <text:p text:style-name="P1">just constraint propagation and a set of rules, no matter how fancy they are,</text:p>
      <text:p text:style-name="P1">even if the rules are more sophisticated than the naked triples. However,</text:p>
      <text:p text:style-name="P1">a puzzle creator can easily amuse (or annoy) a solver by forcing him to do</text:p>
      <text:p text:style-name="P1">backtracking search, which translates to ”guessing” squares. Backtracking</text:p>
      <text:p text:style-name="P1">search forces the user to make guess assignments in real life, and if they make</text:p>
      <text:p text:style-name="P1">an assignment that contradicts, they have to ”erase” their progress and try</text:p>
      <text:p text:style-name="P1">again by backtracking. We anticipated the use of backtracking search in</text:p>
      <text:p text:style-name="P1">harder problems, which was correct.</text:p>
      <text:p text:style-name="P1">Thefore, we evaluate the following conjecture: ”easy problems may be</text:p>
      <text:p text:style-name="P1">solved by only using the first rule, medium problems may be solved by using</text:p>
      <text:p text:style-name="P1">the first two rules, and hard and evil problems require the naked triples</text:p>
      <text:p text:style-name="P1">rule and possibly backtracking.” It seems that the conjecture is almost true.</text:p>
      <text:p text:style-name="P1">Almost all of the easy problems were solvable by the first rule (21 out of 23).</text:p>
      <text:p text:style-name="P1">7(a) Rule 1 (b) Rule 2</text:p>
      <text:p text:style-name="P1">(c) Naked double (d) Naked triple</text:p>
      <text:p text:style-name="P1">Figure 2: Comparisons between most constrained slot heuristic and random</text:p>
      <text:p text:style-name="P1">slot heuristic in number of rules taken.</text:p>
      <text:p text:style-name="P1">Once naked doubles and triples were added, all easy problems were solved,</text:p>
      <text:p text:style-name="P1">most medium problems were now solved (19 out of 21) and almost all hard</text:p>
      <text:p text:style-name="P1">and evil problems were solved. It appears that rule two did nothing to help</text:p>
      <text:p text:style-name="P1">medium problems or any problems at all. However, adding backtracking to</text:p>
      <text:p text:style-name="P1">any problem solves the problem. These trends are observable in table 1.</text:p>
      <text:p text:style-name="P1">Finally, each puzzle was solvable on the order of a second, even with the</text:p>
      <text:p text:style-name="P1">random slot heuristic. This heavily contrasts the Towers of Corvallis puzzle</text:p>
      <text:p text:style-name="P1">that used just search, which solved on the order of minutes to hours. While</text:p>
      <text:p text:style-name="P1">we would need to perform experiments to formalize this heavy contrast, intu-</text:p>
      <text:p text:style-name="P1">itively it shows that constraint propagation takes advantage of the factored</text:p>
      <text:p text:style-name="P1">representation of each state to outperform general search.</text:p>
      <text:p text:style-name="P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7T13:24:11.385288031</meta:creation-date>
    <dc:date>2018-02-17T13:33:15.512959836</dc:date>
    <meta:editing-duration>PT9M4S</meta:editing-duration>
    <meta:editing-cycles>1</meta:editing-cycles>
    <meta:document-statistic meta:table-count="0" meta:image-count="0" meta:object-count="0" meta:page-count="6" meta:paragraph-count="276" meta:word-count="1964" meta:character-count="11608" meta:non-whitespace-character-count="9918"/>
    <meta:generator>LibreOffice/5.1.6.2$Linux_X86_64 LibreOffice_project/10m0$Build-2</meta:generator>
  </office:meta>
</office:document-meta>
</file>